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officeooo:rsid="00012cf2" officeooo:paragraph-rsid="00012cf2"/>
    </style:style>
    <style:style style:name="P2" style:family="paragraph" style:parent-style-name="Standard">
      <style:text-properties fo:language="fr" fo:country="FR" fo:font-weight="bold" officeooo:rsid="00012cf2" officeooo:paragraph-rsid="00012cf2" style:font-weight-asian="bold" style:font-weight-complex="bold"/>
    </style:style>
    <style:style style:name="P3" style:family="paragraph" style:parent-style-name="Standard">
      <style:paragraph-properties fo:text-align="center" style:justify-single-word="false"/>
      <style:text-properties fo:language="fr" fo:country="FR" fo:font-weight="bold" officeooo:rsid="00012cf2" officeooo:paragraph-rsid="00012cf2"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1AETU</text:p>
      <text:p text:style-name="P1"/>
      <text:p text:style-name="P3">Sujet : Script analyseur et framework pour paquet wireshark</text:p>
      <text:p text:style-name="P1"/>
      <text:p text:style-name="P1"/>
      <text:p text:style-name="P1"><text:tab/>Je commence par installé mon environnement de travail, pour le coté recherche d’idée je réalisé un fichier nommé idees.md en MarkDown. Pour le développement je met en place à serveur git en local pour travailler à la fois sur mon pc portable et sur mon pc fixe (plus puissante, là ou j’ai mes machines virtuelles). Je précise que je travaillerai sur Visual Studio Code et WSL pour les petits tests.<text:line-break/></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_64 LibreOffice_project/b79626edf0065ac373bd1df5c28bd630b4424273</meta:generator>
    <dc:date>2020-05-30T09:24:32.999000000</dc:date>
    <meta:editing-duration>PT10H15M31S</meta:editing-duration>
    <meta:editing-cycles>1</meta:editing-cycles>
    <meta:document-statistic meta:table-count="0" meta:image-count="0" meta:object-count="0" meta:page-count="1" meta:paragraph-count="3" meta:word-count="80" meta:character-count="465" meta:non-whitespace-character-count="386"/>
  </office:meta>
</office:document-meta>
</file>